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Load.Report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Load.doAction( ActionEvent 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ReportLoad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Load.insertLoadedTree( int id , HashTree tre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